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fc7"/>
    </style:style>
    <style:style style:name="T1" style:family="text">
      <style:text-properties officeooo:rsid="00001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:<text:line-break/><text:line-break/>Лабораторная работа №4 выполняется всей бригадой и требует разработки одного или нескольких bash/shell скриптов. Для этого участникам бригады необходимо распределить между собой роли менеджера, аналитика, разработчика и тестировщика. </text:p>
      <text:p text:style-name="P1">Преподаватель (далее - заказчик) выдвигает следующие функциональные требования к разрабатываемому _Решению_ под ОС Linux. </text:p>
      <text:p text:style-name="P1"/>
      <text:p text:style-name="P1"/>
      <text:p text:style-name="P1">1. В качестве предметной области и исходных данных выступает Файловая Система Преподавателя из Лабораторной работы №3.</text:p>
      <text:p text:style-name="P1"/>
      <text:p text:style-name="P1">2. Базовое решение для успешной сдачи лабораторной работы должно предоставлять следующие возможности по заданному пользователем номеру группы:</text:p>
      <text:p text:style-name="P1">* вывод имени студента, с максимальным общим количеством неправильных ответов, вывод общего количества;</text:p>
      <text:p text:style-name="P1"/>
      <text:p text:style-name="P1">Уточнение: </text:p>
      <text:p text:style-name="P1"><text:span text:style-name="T1">1. </text:span>Поиск студента с максимальным количеством неправильных ответов ( далее предлагается ввести ОДИН номер группы: для поиска студента )</text:p>
      <text:p text:style-name="P1"><text:span text:style-name="T1">2. </text:span>Вывод занятий с максимальной общей посещаемостью (далее предлагается ввести ОДИН номер группы: там за каждый день суммируется посещаемость и выводится топ три, например : 09.09.2024 - 13 из 15, 26.09.2024 - 10 из 15, 11.10.2024 - 9 из 15)</text:p>
      <text:p text:style-name="P1"><text:span text:style-name="T1">3. </text:span>Вывод средней посещаемости ( далее предлагается ввести набор групп, должно учитываться мин число групп ( от 2 до общего числа групп ), в каждой группе разное число людей, следовательно, чтоит вывести средний процент количества людей присутствующих или же сколько в среднем отсутствует? )</text:p>
      <text:p text:style-name="P1">Можно ввести одну группу или несколько, ожидается вывод отношения между общим количеством посещенных и пропущенных занятий по всем предметам для каждой группы </text:p>
      <text:p text:style-name="P1"/>
      <text:p text:style-name="P1">3. Для получения Отличной оценки (и потенциально дополнительных баллов) также необходимо в рамках решения реализовать:</text:p>
      <text:p text:style-name="P1">* вывод по номеру группы занятий с максимальной общей посещаемостью;</text:p>
      <text:p text:style-name="P1">* вывод средней посещаемости для заданных групп;</text:p>
      <text:p text:style-name="P1"/>
      <text:p text:style-name="P1">Требования могут уточняться менеджером или аналитиком бригады лично с заказчиком. В качестве отчетности, кроме демонстрации заказчику работоспособных скриптов, необходимо предоставить:</text:p>
      <text:p text:style-name="P1"><text:s/>краткую документацию решения (в электроннм виде), </text:p>
      <text:p text:style-name="P1">отчет о проведенном тестировании (в электронном виде), </text:p>
      <text:p text:style-name="P1">а также документировать основные моменты разработ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0:28:56.403181037</meta:creation-date>
    <dc:date>2024-11-22T00:33:36.888384629</dc:date>
    <meta:editing-duration>PT4M41S</meta:editing-duration>
    <meta:editing-cycles>1</meta:editing-cycles>
    <meta:document-statistic meta:table-count="0" meta:image-count="0" meta:object-count="0" meta:page-count="1" meta:paragraph-count="17" meta:word-count="287" meta:character-count="2152" meta:non-whitespace-character-count="1874"/>
    <meta:generator>LibreOffice/24.2.6.2$Linux_X86_64 LibreOffice_project/420$Build-2</meta:generator>
  </office:meta>
</office:document-meta>
</file>